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~? Or
something... at least, that's what I'm think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"pick some flowers"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ut I can't b-bear it... anymo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"Don't look down on me just 'cos I'm small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"Well, just do your bes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"I mighta been careless last time, but I'm
goin' all out this time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"You'd better come at me with everythin' you
got!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"They might be powerful fusions of your
creation, but monsters are monsters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"I expect they'll fall to our Seraphia like any
other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Hoh hoh hoh!! Do not underestimate the
power of my Lux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You shall be ground into dust by my
double-trouble combo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tricate her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8T15:26:33+01:00</meta:creation-date>
    <dc:date>2020-01-18T15:26:3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